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 style:font-pitch="variable"/>
    <style:font-face style:name="Calibri" svg:font-family="Calibri" style:font-family-generic="swiss" style:font-pitch="variable"/>
    <style:font-face style:name="Calibri Light" svg:font-family="'Calibri Light'" style:font-adornments="Light" style:font-pitch="variable"/>
    <style:font-face style:name="Calibri Light1" svg:font-family="'Calibri Light'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chana" svg:font-family="Rachana" style:font-pitch="variable"/>
    <style:font-face style:name="a_FuturaRound" svg:font-family="a_FuturaRoun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132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685cm" fo:min-width="2.51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9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0.7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11.5cm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>
      <style:graphic-properties svg:stroke-color="#acb20c" draw:fill-color="#ffff00" draw:opacity="10%" draw:opacity-name="" draw:textarea-horizontal-align="justify" draw:textarea-vertical-align="middle" draw:auto-grow-height="false" fo:min-height="1.666cm" fo:min-width="7.58cm"/>
    </style:style>
    <style:style style:name="gr12" style:family="graphic" style:parent-style-name="standard">
      <style:graphic-properties draw:stroke="none" draw:fill="none" draw:fill-color="#ffffff" draw:auto-grow-width="true" fo:min-height="0.937cm" fo:min-width="0.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color="#c9211e" loext:opacity="100%" style:font-name="Calibri" fo:font-size="20pt" fo:font-weight="bold" style:font-size-asian="20pt" style:font-weight-asian="bold" style:font-size-complex="20pt" style:font-weight-complex="bold"/>
    </style:style>
    <style:style style:name="P6" style:family="paragraph">
      <style:text-properties style:font-name="Calibri" fo:font-style="normal" fo:text-shadow="none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="none" draw:fill-color="#ffffff"/>
      <style:text-properties style:font-name="Calibri" fo:font-style="normal" fo:text-shadow="none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="none" draw:fill-color="#ffffff"/>
      <style:text-properties fo:color="#2a6099" loext:opacity="100%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font-name="Calibri" fo:font-style="normal" fo:text-shadow="none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ffff00" draw:opacity="10%"/>
      <style:paragraph-properties fo:text-align="center"/>
    </style:style>
    <style:style style:name="P14" style:family="paragraph">
      <style:text-properties style:font-name="a_FuturaRound"/>
    </style:style>
    <style:style style:name="P15" style:family="paragraph">
      <loext:graphic-properties draw:fill="none" draw:fill-color="#ffffff"/>
      <style:text-properties style:font-name="a_FuturaRound"/>
    </style:style>
    <style:style style:name="P16" style:family="paragraph">
      <loext:graphic-properties draw:fill="none" draw:fill-color="#ffffff"/>
      <style:text-properties fo:color="#c9211e" loext:opacity="100%" style:font-name="Calibri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c9211e" loext:opacity="100%" style:font-name="Calibri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Calibri Light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c9211e" loext:opacity="100%" style:font-name="Calibri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3465a4" loext:opacity="100%" fo:font-style="normal" fo:text-shadow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465a4" loext:opacity="100%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3465a4" loext:opacity="100%" style:font-name="Calibri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font-name="Calibri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text-position="-8% 58%" style:font-name="Calibri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158466" loext:opacity="100%" style:font-name="Calibri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333333" loext:opacity="100%" style:font-name="Calibri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333333" loext:opacity="100%" style:text-position="-8% 58%" style:font-name="Calibri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3465a4" loext:opacity="100%"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3465a4" loext:opacity="100%" fo:font-size="14pt" style:font-size-asian="14pt" style:font-size-complex="14pt"/>
    </style:style>
    <style:style style:name="T23" style:family="text">
      <style:text-properties style:font-name="a_FuturaRound"/>
    </style:style>
    <style:style style:name="T24" style:family="text">
      <style:text-properties fo:color="#c9211e" loext:opacity="100%" style:font-name="Calibri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6.907cm" svg:height="1.382cm" svg:x="5.547cm" svg:y="7.9cm">
          <draw:text-box>
            <text:p><text:span text:style-name="T1">DISPLACED </text:span><text:span text:style-name="T1">MULTILEPTO</text:span><text:span text:style-name="T1">N ANALYSIS</text:span></text:p>
          </draw:text-box>
        </draw:frame>
        <draw:frame draw:style-name="gr2" draw:text-style-name="P2" draw:layer="layout" svg:width="4.21cm" svg:height="1.238cm" svg:x="11.895cm" svg:y="9.565cm">
          <draw:text-box>
            <text:p><text:span text:style-name="T2"><text:date style:data-style-name="D1" text:date-value="2023-10-03">03/10/23</text:dat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5.696cm" svg:height="0.958cm" svg:x="1.1cm" svg:y="9.7cm">
          <draw:text-box>
            <text:p text:style-name="P4"><text:span text:style-name="T3">EVENT SELECTION</text:span></text:p>
          </draw:text-box>
        </draw:frame>
        <draw:frame draw:style-name="gr5" draw:text-style-name="P7" draw:layer="layout" svg:width="11.997cm" svg:height="2.579cm" svg:x="1.1cm" svg:y="16.5cm">
          <draw:text-box>
            <text:list text:style-name="L1">
              <text:list-header>
                <text:p text:style-name="P6"><text:span text:style-name="T4"/></text:p>
              </text:list-header>
              <text:list-item>
                <text:p text:style-name="P6"><text:span text:style-name="T5">2l1d</text:span><text:span text:style-name="T6"> : promptLepton &gt; 1 &amp; displacedLepton &gt; 0</text:span></text:p>
              </text:list-item>
              <text:list-item>
                <text:p text:style-name="P6"><text:span text:style-name="T5">1l2d</text:span><text:span text:style-name="T6"> : promptLepton &gt; 0 &amp; displacedLepton &gt; 1</text:span></text:p>
              </text:list-item>
              <text:list-item>
                <text:p text:style-name="P6"><text:span text:style-name="T5">3d</text:span><text:span text:style-name="T6"> : promptLepton &gt; 0 &amp; displacedLepton &gt; 2</text:span></text:p>
              </text:list-item>
            </text:list>
          </draw:text-box>
        </draw:frame>
        <draw:frame draw:style-name="gr4" draw:text-style-name="P8" draw:layer="layout" svg:width="6.7cm" svg:height="0.962cm" svg:x="16cm" svg:y="13cm">
          <draw:text-box>
            <text:p><text:span text:style-name="T7">paste nevsel plot here</text:span></text:p>
          </draw:text-box>
        </draw:frame>
        <draw:frame draw:style-name="gr6" draw:text-style-name="P1" draw:layer="layout" svg:width="6.4cm" svg:height="0.959cm" svg:x="1.1cm" svg:y="1.041cm">
          <draw:text-box>
            <text:p><text:span text:style-name="T3">OBJECT </text:span><text:span text:style-name="T3">SELECTI</text:span><text:span text:style-name="T3">ON</text:span></text:p>
          </draw:text-box>
        </draw:frame>
        <draw:frame draw:style-name="gr7" draw:text-style-name="P7" draw:layer="layout" svg:width="17.9cm" svg:height="7.24cm" svg:x="1.1cm" svg:y="2.248cm">
          <draw:text-box>
            <text:list text:style-name="L1">
              <text:list-item>
                <text:p text:style-name="P6"><text:span text:style-name="T8">Muons</text:span><text:span text:style-name="T9"><text:line-break/></text:span><text:span text:style-name="T9">p</text:span><text:span text:style-name="T10">T</text:span><text:span text:style-name="T9">&gt;10GeV, |η|&lt;2.4, pfRelIso03_all&lt;0.15, Muon_mediumId</text:span></text:p>
                <text:p text:style-name="P9"><text:span text:style-name="T11">prompt</text:span><text:span text:style-name="T12"> : |d</text:span><text:span text:style-name="T13">xy</text:span><text:span text:style-name="T12">|&lt;0.05, |d</text:span><text:span text:style-name="T13">z</text:span><text:span text:style-name="T12">|&lt;0.1 , </text:span><text:span text:style-name="T14">displaced</text:span><text:span text:style-name="T15"> : </text:span><text:span text:style-name="T12">|d</text:span><text:span text:style-name="T13">xy</text:span><text:span text:style-name="T12">|&lt;0.05, |d</text:span><text:span text:style-name="T13">z</text:span><text:span text:style-name="T12">|&lt;10</text:span></text:p>
                <text:p text:style-name="P6"><text:span text:style-name="T9"/></text:p>
              </text:list-item>
              <text:list-item>
                <text:p text:style-name="P6"><text:span text:style-name="T8">Electrons</text:span></text:p>
              </text:list-item>
            </text:list>
            <text:list text:style-name="L3">
              <text:list-header>
                <text:p text:style-name="P9"><text:span text:style-name="T9">p</text:span><text:span text:style-name="T10">T</text:span><text:span text:style-name="T9">&gt;10GeV, |η|&lt;2.4, pfRelIso03_all&lt;0.15, Electron_cutbased&gt;2 (medium) </text:span></text:p>
                <text:p text:style-name="P9"><text:span text:style-name="T11">prompt</text:span><text:span text:style-name="T12"> : |d</text:span><text:span text:style-name="T13">xy</text:span><text:span text:style-name="T12">|&lt;0.05, |d</text:span><text:span text:style-name="T13">z</text:span><text:span text:style-name="T12">|&lt;0.1 , </text:span><text:span text:style-name="T14">displaced</text:span><text:span text:style-name="T15"> : </text:span><text:span text:style-name="T12">|d</text:span><text:span text:style-name="T13">xy</text:span><text:span text:style-name="T12">|&lt;0.05</text:span></text:p>
              </text:list-header>
            </text:list>
            <text:list text:style-name="L1">
              <text:list-header>
                <text:p text:style-name="P6"><text:span text:style-name="T6"/></text:p>
              </text:list-header>
              <text:list-item>
                <text:p text:style-name="P6"><text:span text:style-name="T5">Jets</text:span></text:p>
              </text:list-item>
            </text:list>
            <text:list text:style-name="L3">
              <text:list-header>
                <text:p text:style-name="P9"><text:span text:style-name="T9">p</text:span><text:span text:style-name="T10">T</text:span><text:span text:style-name="T9">&gt;30GeV, |η|&lt;2.4</text:span></text:p>
              </text:list-header>
            </text:list>
            <text:list text:style-name="L1">
              <text:list-header>
                <text:p text:style-name="P6"><text:span text:style-name="T16"/></text:p>
              </text:list-header>
            </text:list>
          </draw:text-box>
        </draw:frame>
        <draw:frame draw:style-name="gr8" draw:text-style-name="P2" draw:layer="layout" svg:width="12.9cm" svg:height="2.292cm" svg:x="1.1cm" svg:y="11cm">
          <draw:text-box>
            <text:p><text:span text:style-name="T17">Trigger req <text:s/>(for </text:span><text:span text:style-name="T18">2016</text:span><text:span text:style-name="T17"> </text:span><text:span text:style-name="T17">data):</text:span><text:span text:style-name="T17"><text:line-break/></text:span><text:span text:style-name="T18">SingleMuon</text:span><text:span text:style-name="T17"> : atleast one </text:span><text:span text:style-name="T17">muon with </text:span><text:span text:style-name="T9">p</text:span><text:span text:style-name="T10">T</text:span><text:span text:style-name="T19">&gt;24</text:span><text:span text:style-name="T19"><text:line-break/></text:span><text:span text:style-name="T20">SingleElectron</text:span><text:span text:style-name="T19"> : atleast </text:span><text:span text:style-name="T19">one electron with </text:span><text:span text:style-name="T9">p</text:span><text:span text:style-name="T10">T</text:span><text:span text:style-name="T19">&gt;27</text:span></text:p>
          </draw:text-box>
        </draw:frame>
        <draw:custom-shape draw:style-name="gr9" draw:text-style-name="P10" draw:layer="layout" svg:width="12cm" svg:height="3cm" svg:x="1.1cm" svg:y="16.4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8.08cm" svg:height="1.916cm" svg:x="3.17cm" svg:y="13.628cm">
          <draw:text-box>
            <text:p text:style-name="P11"><text:span text:style-name="T21">if (SingleMuon) </text:span></text:p>
            <text:p text:style-name="P11"><text:span text:style-name="T22">or</text:span><text:span text:style-name="T21"> </text:span></text:p>
            <text:p text:style-name="P11"><text:span text:style-name="T21">(not SingleMuon </text:span><text:span text:style-name="T22">&amp;</text:span><text:span text:style-name="T21"> </text:span><text:span text:style-name="T21">SingleElectron)</text:span></text:p>
          </draw:text-box>
        </draw:frame>
        <draw:line draw:style-name="gr10" draw:text-style-name="P10" draw:layer="layout" svg:x1="2.9cm" svg:y1="13.392cm" svg:x2="2.9cm" svg:y2="15.9cm">
          <text:p/>
        </draw:line>
        <draw:custom-shape draw:style-name="gr11" draw:text-style-name="P13" draw:layer="layout" svg:width="8.08cm" svg:height="1.916cm" svg:x="3.17cm" svg:y="13.628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cm" svg:height="1.229cm" svg:x="26cm" svg:y="19cm">
          <draw:text-box>
            <text:p text:style-name="P14"><text:span text:style-name="T2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2" draw:text-style-name="P15" draw:layer="layout" svg:width="1cm" svg:height="1.229cm" svg:x="26cm" svg:y="19cm">
          <draw:text-box>
            <text:p text:style-name="P14"><text:span text:style-name="T23"><text:page-number>&lt;number&gt;</text:page-number></text:span></text:p>
          </draw:text-box>
        </draw:frame>
        <draw:frame draw:style-name="gr4" draw:text-style-name="P16" draw:layer="layout" svg:width="8.164cm" svg:height="1.026cm" svg:x="9.918cm" svg:y="0.95cm">
          <draw:text-box>
            <text:p><text:span text:style-name="T24">FLAVOR CLASSIFICATION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 style:font-pitch="variable"/>
    <style:font-face style:name="Calibri" svg:font-family="Calibri" style:font-family-generic="swiss" style:font-pitch="variable"/>
    <style:font-face style:name="Calibri Light" svg:font-family="'Calibri Light'" style:font-adornments="Light" style:font-pitch="variable"/>
    <style:font-face style:name="Calibri Light1" svg:font-family="'Calibri Light'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chana" svg:font-family="Rachana" style:font-pitch="variable"/>
    <style:font-face style:name="a_FuturaRound" svg:font-family="a_FuturaRoun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3T11:19:55.131446593</meta:creation-date>
    <dc:date>2023-10-03T14:44:13.996377961</dc:date>
    <meta:editing-duration>PT29M13S</meta:editing-duration>
    <meta:editing-cycles>7</meta:editing-cycles>
    <meta:generator>LibreOffice/7.3.7.2$Linux_X86_64 LibreOffice_project/30$Build-2</meta:generator>
    <meta:document-statistic meta:object-count="42"/>
  </office:meta>
</office:document-meta>
</file>